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7.3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9.39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28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13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№ </text:p>
          </table:table-cell>
          <table:table-cell table:style-name="ce2" office:value-type="string" calcext:value-type="string" table:number-columns-spanned="1" table:number-rows-spanned="2">
            <text:p>Date </text:p>
          </table:table-cell>
          <table:table-cell table:style-name="ce2" office:value-type="string" calcext:value-type="string">
            <text:p>Mégafusion (Téléchargements + Streaming) </text:p>
          </table:table-cell>
          <table:table-cell table:style-name="ce2" office:value-type="string" calcext:value-type="string">
            <text:p>Ventes </text:p>
          </table:table-cell>
          <table:table-cell table:number-columns-repeated="131"/>
        </table:table-row>
        <table:table-row table:style-name="ro2">
          <table:covered-table-cell table:number-columns-repeated="2" table:style-name="Default"/>
          <table:table-cell table:style-name="ce2" office:value-type="string" calcext:value-type="string" table:number-columns-spanned="2" table:number-rows-spanned="1">
            <text:p>Artiste </text:p>
          </table:table-cell>
          <table:covered-table-cell/>
          <table:table-cell table:style-name="ce2" office:value-type="string" calcext:value-type="string">
            <text:p>Titre </text:p>
          </table:table-cell>
          <table:table-cell table:style-name="ce2" office:value-type="string" calcext:value-type="string">
            <text:p>Unités </text:p>
          </table:table-cell>
          <table:table-cell table:style-name="ce2" office:value-type="string" calcext:value-type="string" table:number-columns-spanned="5" table:number-rows-spanned="1">
            <text:p>Artiste </text:p>
          </table:table-cell>
          <table:covered-table-cell table:number-columns-repeated="4"/>
          <table:table-cell table:style-name="ce2" office:value-type="string" calcext:value-type="string">
            <text:p>Titre </text:p>
          </table:table-cell>
          <table:table-cell table:style-name="ce2" office:value-type="string" calcext:value-type="string">
            <text:p>Ventes </text:p>
          </table:table-cell>
          <table:table-cell table:number-columns-repeated="1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 janvier </text:p>
          </table:table-cell>
          <table:table-cell table:style-name="ce3" office:value-type="string" calcext:value-type="string" table:number-columns-spanned="6" table:number-rows-spanned="1">
            <text:p>? </text:p>
          </table:table-cell>
          <table:covered-table-cell table:number-columns-repeated="5"/>
          <table:table-cell table:style-name="ce4" office:value-type="string" calcext:value-type="string">
            <text:p>? </text:p>
          </table:table-cell>
          <table:table-cell table:style-name="ce3" office:value-type="string" calcext:value-type="string">
            <text:p>? </text:p>
          </table:table-cell>
          <table:table-cell table:style-name="ce3" office:value-type="string" calcext:value-type="string" table:number-columns-spanned="9" table:number-rows-spanned="1">
            <text:p><text:a xlink:href="https://fr.wikipedia.org/wiki/The_Weeknd" xlink:type="simple">The Weeknd</text:a> featuring <text:a xlink:href="https://fr.wikipedia.org/wiki/Daft_Punk" xlink:type="simple">Daft Punk</text:a> </text:p>
          </table:table-cell>
          <table:covered-table-cell table:number-columns-repeated="8"/>
          <table:table-cell table:style-name="ce3" office:value-type="string" calcext:value-type="string">
            <text:p><text:a xlink:href="https://fr.wikipedia.org/wiki/I_Feel_It_Coming" xlink:type="simple">I Feel It Coming</text:a> </text:p>
          </table:table-cell>
          <table:table-cell table:style-name="ce3" office:value-type="string" calcext:value-type="string">
            <text:p>2 600<text:a xlink:href="https://fr.wikipedia.org/wiki/Liste_des_titres_musicaux_numéro_un_en_France_en_2017#cite_note-1" xlink:type="simple">1</text:a> </text:p>
          </table:table-cell>
          <table:table-cell table:number-columns-repeated="1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3 janvier </text:p>
          </table:table-cell>
          <table:table-cell table:style-name="ce3" office:value-type="string" calcext:value-type="string" table:number-columns-spanned="10" table:number-rows-spanned="15">
            <text:p><text:a xlink:href="https://fr.wikipedia.org/wiki/Ed_Sheeran" xlink:type="simple">Ed Sheeran</text:a> </text:p>
          </table:table-cell>
          <table:covered-table-cell table:number-columns-repeated="9"/>
          <table:table-cell table:style-name="ce3" office:value-type="string" calcext:value-type="string" table:number-columns-spanned="1" table:number-rows-spanned="15">
            <text:p><text:a xlink:href="https://fr.wikipedia.org/wiki/Shape_of_You" xlink:type="simple">Shape of You</text:a> </text:p>
          </table:table-cell>
          <table:table-cell table:style-name="ce3" office:value-type="string" calcext:value-type="string">
            <text:p>18 700<text:a xlink:href="https://fr.wikipedia.org/wiki/Liste_des_titres_musicaux_numéro_un_en_France_en_2017#cite_note-:0-2" xlink:type="simple">2</text:a> </text:p>
          </table:table-cell>
          <table:table-cell table:style-name="ce3" office:value-type="string" calcext:value-type="string" table:number-columns-spanned="13" table:number-rows-spanned="15">
            <text:p><text:a xlink:href="https://fr.wikipedia.org/wiki/Ed_Sheeran" xlink:type="simple">Ed Sheeran</text:a> </text:p>
          </table:table-cell>
          <table:covered-table-cell table:number-columns-repeated="12"/>
          <table:table-cell table:style-name="ce3" office:value-type="string" calcext:value-type="string" table:number-columns-spanned="1" table:number-rows-spanned="15">
            <text:p><text:a xlink:href="https://fr.wikipedia.org/wiki/Shape_of_You" xlink:type="simple">Shape of You</text:a> </text:p>
          </table:table-cell>
          <table:table-cell table:style-name="ce3" office:value-type="string" calcext:value-type="string">
            <text:p>5 000<text:a xlink:href="https://fr.wikipedia.org/wiki/Liste_des_titres_musicaux_numéro_un_en_France_en_2017#cite_note-3" xlink:type="simple">3</text:a> </text:p>
          </table:table-cell>
          <table:table-cell table:number-columns-repeated="10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 janvier </text:p>
          </table:table-cell>
          <table:covered-table-cell table:number-columns-repeated="11"/>
          <table:table-cell/>
          <table:covered-table-cell table:number-columns-repeated="14"/>
          <table:table-cell table:style-name="ce3" office:value-type="string" calcext:value-type="string">
            <text:p>21 600<text:a xlink:href="https://fr.wikipedia.org/wiki/Liste_des_titres_musicaux_numéro_un_en_France_en_2017#cite_note-:0-2" xlink:type="simple">2</text:a> </text:p>
          </table:table-cell>
          <table:table-cell table:style-name="ce3" office:value-type="string" calcext:value-type="string">
            <text:p>3 300<text:a xlink:href="https://fr.wikipedia.org/wiki/Liste_des_titres_musicaux_numéro_un_en_France_en_2017#cite_note-:0-2" xlink:type="simple">2</text:a> </text:p>
          </table:table-cell>
          <table:table-cell table:number-columns-repeated="10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7 janvier </text:p>
          </table:table-cell>
          <table:covered-table-cell table:number-columns-repeated="11"/>
          <table:table-cell/>
          <table:covered-table-cell table:number-columns-repeated="14"/>
          <table:table-cell table:style-name="ce3" office:value-type="string" calcext:value-type="string">
            <text:p>24 100<text:a xlink:href="https://fr.wikipedia.org/wiki/Liste_des_titres_musicaux_numéro_un_en_France_en_2017#cite_note-:1-4" xlink:type="simple">4</text:a> </text:p>
          </table:table-cell>
          <table:table-cell table:style-name="ce3" office:value-type="string" calcext:value-type="string">
            <text:p>3 700<text:a xlink:href="https://fr.wikipedia.org/wiki/Liste_des_titres_musicaux_numéro_un_en_France_en_2017#cite_note-:1-4" xlink:type="simple">4</text:a> </text:p>
          </table:table-cell>
          <table:table-cell table:number-columns-repeated="10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3 février </text:p>
          </table:table-cell>
          <table:covered-table-cell table:number-columns-repeated="11"/>
          <table:table-cell/>
          <table:covered-table-cell table:number-columns-repeated="14"/>
          <table:table-cell table:style-name="ce3" office:value-type="string" calcext:value-type="string">
            <text:p>27 000<text:a xlink:href="https://fr.wikipedia.org/wiki/Liste_des_titres_musicaux_numéro_un_en_France_en_2017#cite_note-:2-5" xlink:type="simple">5</text:a> </text:p>
          </table:table-cell>
          <table:table-cell table:style-name="ce3" office:value-type="string" calcext:value-type="string">
            <text:p>4 300<text:a xlink:href="https://fr.wikipedia.org/wiki/Liste_des_titres_musicaux_numéro_un_en_France_en_2017#cite_note-:2-5" xlink:type="simple">5</text:a> </text:p>
          </table:table-cell>
          <table:table-cell table:number-columns-repeated="10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0 février </text:p>
          </table:table-cell>
          <table:covered-table-cell table:number-columns-repeated="11"/>
          <table:table-cell/>
          <table:covered-table-cell table:number-columns-repeated="14"/>
          <table:table-cell table:style-name="ce3" office:value-type="string" calcext:value-type="string">
            <text:p>30 900<text:a xlink:href="https://fr.wikipedia.org/wiki/Liste_des_titres_musicaux_numéro_un_en_France_en_2017#cite_note-:3-6" xlink:type="simple">6</text:a> </text:p>
          </table:table-cell>
          <table:table-cell table:style-name="ce3" office:value-type="string" calcext:value-type="string">
            <text:p>5 400<text:a xlink:href="https://fr.wikipedia.org/wiki/Liste_des_titres_musicaux_numéro_un_en_France_en_2017#cite_note-:3-6" xlink:type="simple">6</text:a> </text:p>
          </table:table-cell>
          <table:table-cell table:number-columns-repeated="10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7 février </text:p>
          </table:table-cell>
          <table:covered-table-cell table:number-columns-repeated="11"/>
          <table:table-cell/>
          <table:covered-table-cell table:number-columns-repeated="14"/>
          <table:table-cell table:style-name="ce3" office:value-type="string" calcext:value-type="string">
            <text:p>34 400<text:a xlink:href="https://fr.wikipedia.org/wiki/Liste_des_titres_musicaux_numéro_un_en_France_en_2017#cite_note-:4-7" xlink:type="simple">7</text:a> </text:p>
          </table:table-cell>
          <table:table-cell table:style-name="ce3" office:value-type="string" calcext:value-type="string">
            <text:p>5 600<text:a xlink:href="https://fr.wikipedia.org/wiki/Liste_des_titres_musicaux_numéro_un_en_France_en_2017#cite_note-:4-7" xlink:type="simple">7</text:a> </text:p>
          </table:table-cell>
          <table:table-cell table:number-columns-repeated="10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4 février </text:p>
          </table:table-cell>
          <table:covered-table-cell table:number-columns-repeated="11"/>
          <table:table-cell/>
          <table:covered-table-cell table:number-columns-repeated="14"/>
          <table:table-cell table:style-name="ce3" office:value-type="string" calcext:value-type="string">
            <text:p>33 700<text:a xlink:href="https://fr.wikipedia.org/wiki/Liste_des_titres_musicaux_numéro_un_en_France_en_2017#cite_note-8" xlink:type="simple">8</text:a> </text:p>
          </table:table-cell>
          <table:table-cell table:style-name="ce3" office:value-type="string" calcext:value-type="string">
            <text:p>?<text:a xlink:href="https://fr.wikipedia.org/wiki/Liste_des_titres_musicaux_numéro_un_en_France_en_2017#cite_note-CIF_1708-9" xlink:type="simple">9</text:a> </text:p>
          </table:table-cell>
          <table:table-cell table:number-columns-repeated="10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3 mars </text:p>
          </table:table-cell>
          <table:covered-table-cell table:number-columns-repeated="11"/>
          <table:table-cell/>
          <table:covered-table-cell table:number-columns-repeated="14"/>
          <table:table-cell table:style-name="ce3" office:value-type="string" calcext:value-type="string">
            <text:p>36 900<text:a xlink:href="https://fr.wikipedia.org/wiki/Liste_des_titres_musicaux_numéro_un_en_France_en_2017#cite_note-10" xlink:type="simple">10</text:a> </text:p>
          </table:table-cell>
          <table:table-cell table:style-name="ce3" office:value-type="string" calcext:value-type="string">
            <text:p>?<text:a xlink:href="https://fr.wikipedia.org/wiki/Liste_des_titres_musicaux_numéro_un_en_France_en_2017#cite_note-11" xlink:type="simple">11</text:a> </text:p>
          </table:table-cell>
          <table:table-cell table:number-columns-repeated="10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0 mars </text:p>
          </table:table-cell>
          <table:covered-table-cell table:number-columns-repeated="11"/>
          <table:table-cell/>
          <table:covered-table-cell table:number-columns-repeated="14"/>
          <table:table-cell table:number-columns-repeated="2"/>
          <table:table-cell table:style-name="ce3" office:value-type="string" calcext:value-type="string">
            <text:p>42 300<text:a xlink:href="https://fr.wikipedia.org/wiki/Liste_des_titres_musicaux_numéro_un_en_France_en_2017#cite_note-:5-12" xlink:type="simple">12</text:a> </text:p>
          </table:table-cell>
          <table:table-cell table:style-name="ce3" office:value-type="string" calcext:value-type="string">
            <text:p>7 500<text:a xlink:href="https://fr.wikipedia.org/wiki/Liste_des_titres_musicaux_numéro_un_en_France_en_2017#cite_note-:5-12" xlink:type="simple">12</text:a> </text:p>
          </table:table-cell>
          <table:table-cell table:number-columns-repeated="10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7 mars </text:p>
          </table:table-cell>
          <table:covered-table-cell table:number-columns-repeated="11"/>
          <table:table-cell/>
          <table:covered-table-cell table:number-columns-repeated="14"/>
          <table:table-cell table:number-columns-repeated="4"/>
          <table:table-cell table:style-name="ce3" office:value-type="string" calcext:value-type="string">
            <text:p>40 900<text:a xlink:href="https://fr.wikipedia.org/wiki/Liste_des_titres_musicaux_numéro_un_en_France_en_2017#cite_note-:6-13" xlink:type="simple">13</text:a> </text:p>
          </table:table-cell>
          <table:table-cell table:style-name="ce3" office:value-type="string" calcext:value-type="string">
            <text:p>7 400<text:a xlink:href="https://fr.wikipedia.org/wiki/Liste_des_titres_musicaux_numéro_un_en_France_en_2017#cite_note-:6-13" xlink:type="simple">13</text:a> </text:p>
          </table:table-cell>
          <table:table-cell table:number-columns-repeated="10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4 mars </text:p>
          </table:table-cell>
          <table:covered-table-cell table:number-columns-repeated="11"/>
          <table:table-cell/>
          <table:covered-table-cell table:number-columns-repeated="14"/>
          <table:table-cell table:number-columns-repeated="6"/>
          <table:table-cell table:style-name="ce3" office:value-type="string" calcext:value-type="string">
            <text:p>37 600<text:a xlink:href="https://fr.wikipedia.org/wiki/Liste_des_titres_musicaux_numéro_un_en_France_en_2017#cite_note-:7-14" xlink:type="simple">14</text:a> </text:p>
          </table:table-cell>
          <table:table-cell table:style-name="ce3" office:value-type="string" calcext:value-type="string">
            <text:p>6 200<text:a xlink:href="https://fr.wikipedia.org/wiki/Liste_des_titres_musicaux_numéro_un_en_France_en_2017#cite_note-:7-14" xlink:type="simple">14</text:a> </text:p>
          </table:table-cell>
          <table:table-cell table:number-columns-repeated="9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31 mars </text:p>
          </table:table-cell>
          <table:covered-table-cell table:number-columns-repeated="11"/>
          <table:table-cell/>
          <table:covered-table-cell table:number-columns-repeated="14"/>
          <table:table-cell table:number-columns-repeated="8"/>
          <table:table-cell table:style-name="ce3" office:value-type="string" calcext:value-type="string">
            <text:p>35 100<text:a xlink:href="https://fr.wikipedia.org/wiki/Liste_des_titres_musicaux_numéro_un_en_France_en_2017#cite_note-15" xlink:type="simple">15</text:a> </text:p>
          </table:table-cell>
          <table:table-cell table:style-name="ce3" office:value-type="string" calcext:value-type="string">
            <text:p>?<text:a xlink:href="https://fr.wikipedia.org/wiki/Liste_des_titres_musicaux_numéro_un_en_France_en_2017#cite_note-16" xlink:type="simple">16</text:a> </text:p>
          </table:table-cell>
          <table:table-cell table:number-columns-repeated="9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7 avril </text:p>
          </table:table-cell>
          <table:covered-table-cell table:number-columns-repeated="11"/>
          <table:table-cell/>
          <table:covered-table-cell table:number-columns-repeated="14"/>
          <table:table-cell table:number-columns-repeated="10"/>
          <table:table-cell table:style-name="ce3" office:value-type="string" calcext:value-type="string">
            <text:p>32 600<text:a xlink:href="https://fr.wikipedia.org/wiki/Liste_des_titres_musicaux_numéro_un_en_France_en_2017#cite_note-17" xlink:type="simple">17</text:a> </text:p>
          </table:table-cell>
          <table:table-cell table:style-name="ce3" office:value-type="string" calcext:value-type="string">
            <text:p>?<text:a xlink:href="https://fr.wikipedia.org/wiki/Liste_des_titres_musicaux_numéro_un_en_France_en_2017#cite_note-18" xlink:type="simple">18</text:a> </text:p>
          </table:table-cell>
          <table:table-cell table:number-columns-repeated="9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4 avril </text:p>
          </table:table-cell>
          <table:covered-table-cell table:number-columns-repeated="11"/>
          <table:table-cell/>
          <table:covered-table-cell table:number-columns-repeated="14"/>
          <table:table-cell table:number-columns-repeated="12"/>
          <table:table-cell table:style-name="ce3" office:value-type="string" calcext:value-type="string">
            <text:p>31 800<text:a xlink:href="https://fr.wikipedia.org/wiki/Liste_des_titres_musicaux_numéro_un_en_France_en_2017#cite_note-:8-19" xlink:type="simple">19</text:a> </text:p>
          </table:table-cell>
          <table:table-cell table:style-name="ce3" office:value-type="string" calcext:value-type="string">
            <text:p>4 600<text:a xlink:href="https://fr.wikipedia.org/wiki/Liste_des_titres_musicaux_numéro_un_en_France_en_2017#cite_note-:8-19" xlink:type="simple">19</text:a> </text:p>
          </table:table-cell>
          <table:table-cell table:number-columns-repeated="9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1 avril </text:p>
          </table:table-cell>
          <table:covered-table-cell table:number-columns-repeated="11"/>
          <table:table-cell/>
          <table:covered-table-cell table:number-columns-repeated="14"/>
          <table:table-cell table:number-columns-repeated="14"/>
          <table:table-cell table:style-name="ce3" office:value-type="string" calcext:value-type="string">
            <text:p>27 500<text:a xlink:href="https://fr.wikipedia.org/wiki/Liste_des_titres_musicaux_numéro_un_en_France_en_2017#cite_note-20" xlink:type="simple">20</text:a> </text:p>
          </table:table-cell>
          <table:table-cell table:style-name="ce3" office:value-type="string" calcext:value-type="string">
            <text:p>?<text:a xlink:href="https://fr.wikipedia.org/wiki/Liste_des_titres_musicaux_numéro_un_en_France_en_2017#cite_note-21" xlink:type="simple">21</text:a> </text:p>
          </table:table-cell>
          <table:table-cell table:number-columns-repeated="9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8 avril </text:p>
          </table:table-cell>
          <table:table-cell table:style-name="ce3" office:value-type="string" calcext:value-type="string" table:number-columns-spanned="42" table:number-rows-spanned="13">
            <text:p><text:a xlink:href="https://fr.wikipedia.org/wiki/Luis_Fonsi" xlink:type="simple">Luis Fonsi</text:a> featuring <text:a xlink:href="https://fr.wikipedia.org/wiki/Daddy_Yankee" xlink:type="simple">Daddy Yankee</text:a> </text:p>
          </table:table-cell>
          <table:covered-table-cell table:number-columns-repeated="41"/>
          <table:table-cell table:style-name="ce3" office:value-type="string" calcext:value-type="string" table:number-columns-spanned="1" table:number-rows-spanned="13">
            <text:p><text:a xlink:href="https://fr.wikipedia.org/wiki/Despacito" xlink:type="simple">Despacito</text:a> </text:p>
          </table:table-cell>
          <table:table-cell table:style-name="ce3" office:value-type="string" calcext:value-type="string">
            <text:p>25 100<text:a xlink:href="https://fr.wikipedia.org/wiki/Liste_des_titres_musicaux_numéro_un_en_France_en_2017#cite_note-CIF_104210-22" xlink:type="simple">22</text:a> </text:p>
          </table:table-cell>
          <table:table-cell table:style-name="ce3" office:value-type="string" calcext:value-type="string" table:number-columns-spanned="45" table:number-rows-spanned="7">
            <text:p><text:a xlink:href="https://fr.wikipedia.org/wiki/Luis_Fonsi" xlink:type="simple">Luis Fonsi</text:a> featuring <text:a xlink:href="https://fr.wikipedia.org/wiki/Daddy_Yankee" xlink:type="simple">Daddy Yankee</text:a> </text:p>
          </table:table-cell>
          <table:covered-table-cell table:number-columns-repeated="44"/>
          <table:table-cell table:style-name="ce3" office:value-type="string" calcext:value-type="string" table:number-columns-spanned="1" table:number-rows-spanned="7">
            <text:p><text:a xlink:href="https://fr.wikipedia.org/wiki/Despacito" xlink:type="simple">Despacito</text:a> </text:p>
          </table:table-cell>
          <table:table-cell table:style-name="ce3" office:value-type="string" calcext:value-type="string">
            <text:p>?<text:a xlink:href="https://fr.wikipedia.org/wiki/Liste_des_titres_musicaux_numéro_un_en_France_en_2017#cite_note-23" xlink:type="simple">23</text:a> </text:p>
          </table:table-cell>
          <table:table-cell table:number-columns-repeated="4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5 mai </text:p>
          </table:table-cell>
          <table:covered-table-cell table:number-columns-repeated="43"/>
          <table:table-cell/>
          <table:covered-table-cell table:number-columns-repeated="46"/>
          <table:table-cell table:style-name="ce3" office:value-type="string" calcext:value-type="string">
            <text:p>29 400<text:a xlink:href="https://fr.wikipedia.org/wiki/Liste_des_titres_musicaux_numéro_un_en_France_en_2017#cite_note-CIF_104210-22" xlink:type="simple">22</text:a> </text:p>
          </table:table-cell>
          <table:table-cell table:style-name="ce3" office:value-type="string" calcext:value-type="string">
            <text:p>?<text:a xlink:href="https://fr.wikipedia.org/wiki/Liste_des_titres_musicaux_numéro_un_en_France_en_2017#cite_note-24" xlink:type="simple">24</text:a> </text:p>
          </table:table-cell>
          <table:table-cell table:number-columns-repeated="4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12 mai </text:p>
          </table:table-cell>
          <table:covered-table-cell table:number-columns-repeated="43"/>
          <table:table-cell/>
          <table:covered-table-cell table:number-columns-repeated="46"/>
          <table:table-cell table:style-name="ce3" office:value-type="string" calcext:value-type="string">
            <text:p>30 300<text:a xlink:href="https://fr.wikipedia.org/wiki/Liste_des_titres_musicaux_numéro_un_en_France_en_2017#cite_note-25" xlink:type="simple">25</text:a> </text:p>
          </table:table-cell>
          <table:table-cell table:style-name="ce3" office:value-type="string" calcext:value-type="string">
            <text:p>?<text:a xlink:href="https://fr.wikipedia.org/wiki/Liste_des_titres_musicaux_numéro_un_en_France_en_2017#cite_note-26" xlink:type="simple">26</text:a> </text:p>
          </table:table-cell>
          <table:table-cell table:number-columns-repeated="4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19 mai </text:p>
          </table:table-cell>
          <table:covered-table-cell table:number-columns-repeated="43"/>
          <table:table-cell/>
          <table:covered-table-cell table:number-columns-repeated="46"/>
          <table:table-cell table:style-name="ce3" office:value-type="string" calcext:value-type="string">
            <text:p>31 200<text:a xlink:href="https://fr.wikipedia.org/wiki/Liste_des_titres_musicaux_numéro_un_en_France_en_2017#cite_note-27" xlink:type="simple">27</text:a> </text:p>
          </table:table-cell>
          <table:table-cell table:style-name="ce3" office:value-type="string" calcext:value-type="string">
            <text:p>?<text:a xlink:href="https://fr.wikipedia.org/wiki/Liste_des_titres_musicaux_numéro_un_en_France_en_2017#cite_note-28" xlink:type="simple">28</text:a> </text:p>
          </table:table-cell>
          <table:table-cell table:number-columns-repeated="4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6 mai </text:p>
          </table:table-cell>
          <table:covered-table-cell table:number-columns-repeated="43"/>
          <table:table-cell/>
          <table:covered-table-cell table:number-columns-repeated="46"/>
          <table:table-cell table:style-name="ce3" office:value-type="string" calcext:value-type="string">
            <text:p>?<text:a xlink:href="https://fr.wikipedia.org/wiki/Liste_des_titres_musicaux_numéro_un_en_France_en_2017#cite_note-29" xlink:type="simple">29</text:a> </text:p>
          </table:table-cell>
          <table:table-cell table:style-name="ce3" office:value-type="string" calcext:value-type="string">
            <text:p>?<text:a xlink:href="https://fr.wikipedia.org/wiki/Liste_des_titres_musicaux_numéro_un_en_France_en_2017#cite_note-30" xlink:type="simple">30</text:a> </text:p>
          </table:table-cell>
          <table:table-cell table:number-columns-repeated="4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 juin </text:p>
          </table:table-cell>
          <table:covered-table-cell table:number-columns-repeated="43"/>
          <table:table-cell/>
          <table:covered-table-cell table:number-columns-repeated="46"/>
          <table:table-cell table:style-name="ce3" office:value-type="string" calcext:value-type="string">
            <text:p>31 700<text:a xlink:href="https://fr.wikipedia.org/wiki/Liste_des_titres_musicaux_numéro_un_en_France_en_2017#cite_note-:9-31" xlink:type="simple">31</text:a> </text:p>
          </table:table-cell>
          <table:table-cell table:style-name="ce3" office:value-type="string" calcext:value-type="string">
            <text:p>3 700<text:a xlink:href="https://fr.wikipedia.org/wiki/Liste_des_titres_musicaux_numéro_un_en_France_en_2017#cite_note-:9-31" xlink:type="simple">31</text:a> </text:p>
          </table:table-cell>
          <table:table-cell table:number-columns-repeated="4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9 juin </text:p>
          </table:table-cell>
          <table:covered-table-cell table:number-columns-repeated="43"/>
          <table:table-cell/>
          <table:covered-table-cell table:number-columns-repeated="46"/>
          <table:table-cell table:style-name="ce3" office:value-type="string" calcext:value-type="string">
            <text:p>32 600<text:a xlink:href="https://fr.wikipedia.org/wiki/Liste_des_titres_musicaux_numéro_un_en_France_en_2017#cite_note-:10-32" xlink:type="simple">32</text:a> </text:p>
          </table:table-cell>
          <table:table-cell table:style-name="ce3" office:value-type="string" calcext:value-type="string">
            <text:p>4 100<text:a xlink:href="https://fr.wikipedia.org/wiki/Liste_des_titres_musicaux_numéro_un_en_France_en_2017#cite_note-:10-32" xlink:type="simple">32</text:a> </text:p>
          </table:table-cell>
          <table:table-cell table:number-columns-repeated="4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16 juin </text:p>
          </table:table-cell>
          <table:covered-table-cell table:number-columns-repeated="43"/>
          <table:table-cell table:style-name="ce3" office:value-type="string" calcext:value-type="string" table:number-columns-spanned="60" table:number-rows-spanned="1">
            <text:p><text:a xlink:href="https://fr.wikipedia.org/wiki/Indochine_(groupe)" xlink:type="simple">Indochine</text:a> </text:p>
          </table:table-cell>
          <table:covered-table-cell table:number-columns-repeated="14"/>
          <table:covered-table-cell table:style-name="ce3" office:value-type="string" calcext:value-type="string">
            <text:p>31 800<text:a xlink:href="https://fr.wikipedia.org/wiki/Liste_des_titres_musicaux_numéro_un_en_France_en_2017#cite_note-:11-33" xlink:type="simple">33</text:a> </text:p>
          </table:covered-table-cell>
          <table:covered-table-cell table:number-columns-repeated="44"/>
          <table:table-cell table:style-name="ce3" office:value-type="string" calcext:value-type="string">
            <text:p><text:a xlink:href="https://fr.wikipedia.org/wiki/La_vie_est_belle_(chanson_d%27Indochine)" xlink:type="simple">La vie est belle</text:a> </text:p>
          </table:table-cell>
          <table:table-cell table:style-name="ce3" office:value-type="string" calcext:value-type="string">
            <text:p>6 600<text:a xlink:href="https://fr.wikipedia.org/wiki/Liste_des_titres_musicaux_numéro_un_en_France_en_2017#cite_note-:11-33" xlink:type="simple">33</text:a> </text:p>
          </table:table-cell>
          <table:table-cell table:number-columns-repeated="2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3 juin </text:p>
          </table:table-cell>
          <table:covered-table-cell table:number-columns-repeated="43"/>
          <table:table-cell table:style-name="ce3" office:value-type="string" calcext:value-type="string" table:number-columns-spanned="63" table:number-rows-spanned="11">
            <text:p>Luis Fonsi featuring Daddy Yankee </text:p>
          </table:table-cell>
          <table:covered-table-cell table:number-columns-repeated="17"/>
          <table:covered-table-cell table:style-name="ce3" office:value-type="string" calcext:value-type="string">
            <text:p>34 500<text:a xlink:href="https://fr.wikipedia.org/wiki/Liste_des_titres_musicaux_numéro_un_en_France_en_2017#cite_note-34" xlink:type="simple">34</text:a> </text:p>
          </table:covered-table-cell>
          <table:covered-table-cell table:number-columns-repeated="44"/>
          <table:table-cell table:style-name="ce4" office:value-type="string" calcext:value-type="string" table:number-columns-spanned="1" table:number-rows-spanned="11">
            <text:p>Despacito </text:p>
          </table:table-cell>
          <table:table-cell table:style-name="ce3" office:value-type="string" calcext:value-type="string">
            <text:p>?<text:a xlink:href="https://fr.wikipedia.org/wiki/Liste_des_titres_musicaux_numéro_un_en_France_en_2017#cite_note-35" xlink:type="simple">35</text:a> </text:p>
          </table:table-cell>
          <table:table-cell table:number-columns-repeated="2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30 juin </text:p>
          </table:table-cell>
          <table:covered-table-cell table:number-columns-repeated="107"/>
          <table:table-cell table:style-name="ce3" office:value-type="string" calcext:value-type="string">
            <text:p>36 500<text:a xlink:href="https://fr.wikipedia.org/wiki/Liste_des_titres_musicaux_numéro_un_en_France_en_2017#cite_note-36" xlink:type="simple">36</text:a> </text:p>
          </table:table-cell>
          <table:table-cell table:style-name="ce3" office:value-type="string" calcext:value-type="string">
            <text:p>?<text:a xlink:href="https://fr.wikipedia.org/wiki/Liste_des_titres_musicaux_numéro_un_en_France_en_2017#cite_note-CIF_1708-9" xlink:type="simple">9</text:a> </text:p>
          </table:table-cell>
          <table:table-cell table:number-columns-repeated="2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7 juillet </text:p>
          </table:table-cell>
          <table:covered-table-cell table:number-columns-repeated="107"/>
          <table:table-cell table:style-name="ce3" office:value-type="string" calcext:value-type="string">
            <text:p>34 600<text:a xlink:href="https://fr.wikipedia.org/wiki/Liste_des_titres_musicaux_numéro_un_en_France_en_2017#cite_note-:12-37" xlink:type="simple">37</text:a> </text:p>
          </table:table-cell>
          <table:table-cell table:style-name="ce3" office:value-type="string" calcext:value-type="string">
            <text:p>5 000 <text:a xlink:href="https://fr.wikipedia.org/wiki/Liste_des_titres_musicaux_numéro_un_en_France_en_2017#cite_note-:12-37" xlink:type="simple">37</text:a> </text:p>
          </table:table-cell>
          <table:table-cell table:number-columns-repeated="2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14 juillet </text:p>
          </table:table-cell>
          <table:covered-table-cell table:number-columns-repeated="107"/>
          <table:table-cell table:style-name="ce3" office:value-type="string" calcext:value-type="string">
            <text:p>34 900<text:a xlink:href="https://fr.wikipedia.org/wiki/Liste_des_titres_musicaux_numéro_un_en_France_en_2017#cite_note-:13-38" xlink:type="simple">38</text:a> </text:p>
          </table:table-cell>
          <table:table-cell table:style-name="ce3" office:value-type="string" calcext:value-type="string">
            <text:p>5 500<text:a xlink:href="https://fr.wikipedia.org/wiki/Liste_des_titres_musicaux_numéro_un_en_France_en_2017#cite_note-:13-38" xlink:type="simple">38</text:a> </text:p>
          </table:table-cell>
          <table:table-cell table:number-columns-repeated="2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1 juillet </text:p>
          </table:table-cell>
          <table:covered-table-cell table:number-columns-repeated="107"/>
          <table:table-cell table:style-name="ce3" office:value-type="string" calcext:value-type="string">
            <text:p>?<text:a xlink:href="https://fr.wikipedia.org/wiki/Liste_des_titres_musicaux_numéro_un_en_France_en_2017#cite_note-39" xlink:type="simple">39</text:a> </text:p>
          </table:table-cell>
          <table:table-cell table:style-name="ce3" office:value-type="string" calcext:value-type="string">
            <text:p>?<text:a xlink:href="https://fr.wikipedia.org/wiki/Liste_des_titres_musicaux_numéro_un_en_France_en_2017#cite_note-40" xlink:type="simple">40</text:a> </text:p>
          </table:table-cell>
          <table:table-cell table:number-columns-repeated="2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8 juillet </text:p>
          </table:table-cell>
          <table:table-cell table:style-name="ce3" office:value-type="string" calcext:value-type="string" table:number-columns-spanned="72" table:number-rows-spanned="11">
            <text:p><text:a xlink:href="https://fr.wikipedia.org/wiki/Niska" xlink:type="simple">Niska</text:a> </text:p>
          </table:table-cell>
          <table:covered-table-cell table:number-columns-repeated="71"/>
          <table:covered-table-cell table:number-columns-repeated="64"/>
          <table:table-cell table:style-name="ce3" office:value-type="string" calcext:value-type="string" table:number-columns-spanned="1" table:number-rows-spanned="11">
            <text:p><text:a xlink:href="https://fr.wikipedia.org/wiki/Réseaux_(chanson)" xlink:type="simple">Réseaux</text:a> </text:p>
          </table:table-cell>
          <table:table-cell table:style-name="ce3" office:value-type="string" calcext:value-type="string">
            <text:p>33 200<text:a xlink:href="https://fr.wikipedia.org/wiki/Liste_des_titres_musicaux_numéro_un_en_France_en_2017#cite_note-41" xlink:type="simple">41</text:a> </text:p>
          </table:table-cell>
          <table:table-cell table:style-name="ce3" office:value-type="string" calcext:value-type="string">
            <text:p>?<text:a xlink:href="https://fr.wikipedia.org/wiki/Liste_des_titres_musicaux_numéro_un_en_France_en_2017#cite_note-42" xlink:type="simple">42</text:a> </text:p>
          </table:table-cell>
          <table:table-cell table:number-columns-repeated="2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4 août </text:p>
          </table:table-cell>
          <table:covered-table-cell table:number-columns-repeated="72"/>
          <table:covered-table-cell table:number-columns-repeated="65"/>
          <table:table-cell table:style-name="ce3" office:value-type="string" calcext:value-type="string">
            <text:p>31 700<text:a xlink:href="https://fr.wikipedia.org/wiki/Liste_des_titres_musicaux_numéro_un_en_France_en_2017#cite_note-43" xlink:type="simple">43</text:a> </text:p>
          </table:table-cell>
          <table:table-cell table:style-name="ce3" office:value-type="string" calcext:value-type="string">
            <text:p>?<text:a xlink:href="https://fr.wikipedia.org/wiki/Liste_des_titres_musicaux_numéro_un_en_France_en_2017#cite_note-44" xlink:type="simple">44</text:a> </text:p>
          </table:table-cell>
          <table:table-cell table:number-columns-repeated="2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11 août </text:p>
          </table:table-cell>
          <table:covered-table-cell table:number-columns-repeated="72"/>
          <table:covered-table-cell table:number-columns-repeated="65"/>
          <table:table-cell table:style-name="ce3" office:value-type="string" calcext:value-type="string">
            <text:p>29 900<text:a xlink:href="https://fr.wikipedia.org/wiki/Liste_des_titres_musicaux_numéro_un_en_France_en_2017#cite_note-45" xlink:type="simple">45</text:a> </text:p>
          </table:table-cell>
          <table:table-cell table:style-name="ce3" office:value-type="string" calcext:value-type="string">
            <text:p>?<text:a xlink:href="https://fr.wikipedia.org/wiki/Liste_des_titres_musicaux_numéro_un_en_France_en_2017#cite_note-46" xlink:type="simple">46</text:a> </text:p>
          </table:table-cell>
          <table:table-cell table:number-columns-repeated="2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18 août </text:p>
          </table:table-cell>
          <table:covered-table-cell table:number-columns-repeated="72"/>
          <table:covered-table-cell table:number-columns-repeated="65"/>
          <table:table-cell table:style-name="ce3" office:value-type="string" calcext:value-type="string">
            <text:p>30 400<text:a xlink:href="https://fr.wikipedia.org/wiki/Liste_des_titres_musicaux_numéro_un_en_France_en_2017#cite_note-:14-47" xlink:type="simple">47</text:a> </text:p>
          </table:table-cell>
          <table:table-cell table:style-name="ce3" office:value-type="string" calcext:value-type="string">
            <text:p>2 800<text:a xlink:href="https://fr.wikipedia.org/wiki/Liste_des_titres_musicaux_numéro_un_en_France_en_2017#cite_note-:14-47" xlink:type="simple">47</text:a> </text:p>
          </table:table-cell>
          <table:table-cell table:number-columns-repeated="2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25 août </text:p>
          </table:table-cell>
          <table:covered-table-cell table:number-columns-repeated="72"/>
          <table:covered-table-cell table:number-columns-repeated="65"/>
          <table:table-cell table:style-name="ce3" office:value-type="string" calcext:value-type="string">
            <text:p>32 000<text:a xlink:href="https://fr.wikipedia.org/wiki/Liste_des_titres_musicaux_numéro_un_en_France_en_2017#cite_note-:15-48" xlink:type="simple">48</text:a> </text:p>
          </table:table-cell>
          <table:table-cell table:style-name="ce3" office:value-type="string" calcext:value-type="string">
            <text:p>2 800<text:a xlink:href="https://fr.wikipedia.org/wiki/Liste_des_titres_musicaux_numéro_un_en_France_en_2017#cite_note-:15-48" xlink:type="simple">48</text:a> </text:p>
          </table:table-cell>
          <table:table-cell table:number-columns-repeated="2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1er septembre </text:p>
          </table:table-cell>
          <table:covered-table-cell table:number-columns-repeated="72"/>
          <table:covered-table-cell table:number-columns-repeated="65"/>
          <table:table-cell table:style-name="ce3" office:value-type="string" calcext:value-type="string">
            <text:p>29 500<text:a xlink:href="https://fr.wikipedia.org/wiki/Liste_des_titres_musicaux_numéro_un_en_France_en_2017#cite_note-49" xlink:type="simple">49</text:a> </text:p>
          </table:table-cell>
          <table:table-cell table:style-name="ce3" office:value-type="string" calcext:value-type="string">
            <text:p>?<text:a xlink:href="https://fr.wikipedia.org/wiki/Liste_des_titres_musicaux_numéro_un_en_France_en_2017#cite_note-50" xlink:type="simple">50</text:a> </text:p>
          </table:table-cell>
          <table:table-cell table:number-columns-repeated="2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8 septembre </text:p>
          </table:table-cell>
          <table:covered-table-cell table:number-columns-repeated="72"/>
          <table:table-cell table:style-name="ce3" office:value-type="string" calcext:value-type="string" table:number-columns-spanned="1" table:number-rows-spanned="2">
            <text:p><text:a xlink:href="https://fr.wikipedia.org/wiki/Calvin_Harris" xlink:type="simple">Calvin Harris</text:a> featuring <text:a xlink:href="https://fr.wikipedia.org/wiki/Pharrell_Williams" xlink:type="simple">Pharrell Williams</text:a> &amp; </text:p>
            <text:p><text:a xlink:href="https://fr.wikipedia.org/wiki/Katy_Perry" xlink:type="simple">Katy Perry</text:a> &amp; <text:a xlink:href="https://fr.wikipedia.org/wiki/Big_Sean" xlink:type="simple">Big Sean</text:a> </text:p>
          </table:table-cell>
          <table:table-cell table:number-columns-repeated="12"/>
          <table:table-cell table:style-name="ce3" office:value-type="string" calcext:value-type="string">
            <text:p>29 500<text:a xlink:href="https://fr.wikipedia.org/wiki/Liste_des_titres_musicaux_numéro_un_en_France_en_2017#cite_note-51" xlink:type="simple">51</text:a> </text:p>
          </table:table-cell>
          <table:table-cell table:style-name="ce3" office:value-type="string" calcext:value-type="string" table:number-columns-spanned="1" table:number-rows-spanned="2">
            <text:p><text:a xlink:href="https://fr.wikipedia.org/wiki/Feels" xlink:type="simple">Feels</text:a> </text:p>
          </table:table-cell>
          <table:table-cell table:style-name="ce3" office:value-type="string" calcext:value-type="string">
            <text:p>?<text:a xlink:href="https://fr.wikipedia.org/wiki/Liste_des_titres_musicaux_numéro_un_en_France_en_2017#cite_note-52" xlink:type="simple">52</text:a> </text:p>
          </table:table-cell>
          <table:table-cell table:number-columns-repeated="19"/>
          <table:covered-table-cell/>
          <table:table-cell table:number-columns-repeated="2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15 septembre </text:p>
          </table:table-cell>
          <table:covered-table-cell table:number-columns-repeated="73"/>
          <table:table-cell table:number-columns-repeated="13"/>
          <table:covered-table-cell/>
          <table:table-cell/>
          <table:table-cell table:style-name="ce3" office:value-type="string" calcext:value-type="string">
            <text:p>28 000<text:a xlink:href="https://fr.wikipedia.org/wiki/Liste_des_titres_musicaux_numéro_un_en_France_en_2017#cite_note-:16-53" xlink:type="simple">53</text:a> </text:p>
          </table:table-cell>
          <table:table-cell table:style-name="ce3" office:value-type="string" calcext:value-type="string">
            <text:p>2 200<text:a xlink:href="https://fr.wikipedia.org/wiki/Liste_des_titres_musicaux_numéro_un_en_France_en_2017#cite_note-:16-53" xlink:type="simple">53</text:a> </text:p>
          </table:table-cell>
          <table:table-cell table:number-columns-repeated="17"/>
          <table:covered-table-cell/>
          <table:table-cell table:number-columns-repeated="2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22 septembre </text:p>
          </table:table-cell>
          <table:covered-table-cell table:number-columns-repeated="72"/>
          <table:table-cell table:style-name="ce3" office:value-type="string" calcext:value-type="string" table:number-columns-spanned="1" table:number-rows-spanned="2">
            <text:p><text:a xlink:href="https://fr.wikipedia.org/wiki/Alice_Merton" xlink:type="simple">Alice Merton</text:a> </text:p>
          </table:table-cell>
          <table:table-cell table:number-columns-repeated="17"/>
          <table:table-cell table:style-name="ce3" office:value-type="string" calcext:value-type="string">
            <text:p>27 100<text:a xlink:href="https://fr.wikipedia.org/wiki/Liste_des_titres_musicaux_numéro_un_en_France_en_2017#cite_note-54" xlink:type="simple">54</text:a> </text:p>
          </table:table-cell>
          <table:table-cell table:style-name="ce3" office:value-type="string" calcext:value-type="string" table:number-columns-spanned="1" table:number-rows-spanned="2">
            <text:p><text:a xlink:href="https://fr.wikipedia.org/w/index.php?title=No_Roots&amp;action=edit&amp;redlink=1" xlink:type="simple">No Roots</text:a> </text:p>
          </table:table-cell>
          <table:table-cell table:style-name="ce3" office:value-type="string" calcext:value-type="string">
            <text:p>?<text:a xlink:href="https://fr.wikipedia.org/wiki/Liste_des_titres_musicaux_numéro_un_en_France_en_2017#cite_note-55" xlink:type="simple">55</text:a> </text:p>
          </table:table-cell>
          <table:table-cell table:number-columns-repeated="14"/>
          <table:covered-table-cell/>
          <table:table-cell table:number-columns-repeated="2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29 septembre </text:p>
          </table:table-cell>
          <table:covered-table-cell table:number-columns-repeated="73"/>
          <table:table-cell table:number-columns-repeated="18"/>
          <table:covered-table-cell/>
          <table:table-cell/>
          <table:table-cell table:style-name="ce3" office:value-type="string" calcext:value-type="string">
            <text:p>36 500<text:a xlink:href="https://fr.wikipedia.org/wiki/Liste_des_titres_musicaux_numéro_un_en_France_en_2017#cite_note-56" xlink:type="simple">56</text:a> </text:p>
          </table:table-cell>
          <table:table-cell table:style-name="ce3" office:value-type="string" calcext:value-type="string">
            <text:p>?<text:a xlink:href="https://fr.wikipedia.org/wiki/Liste_des_titres_musicaux_numéro_un_en_France_en_2017#cite_note-57" xlink:type="simple">57</text:a> </text:p>
          </table:table-cell>
          <table:table-cell table:number-columns-repeated="12"/>
          <table:covered-table-cell/>
          <table:table-cell table:number-columns-repeated="25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6 octobre </text:p>
          </table:table-cell>
          <table:covered-table-cell table:number-columns-repeated="72"/>
          <table:table-cell table:style-name="ce3" office:value-type="string" calcext:value-type="string">
            <text:p><text:a xlink:href="https://fr.wikipedia.org/wiki/Naughty_Boy" xlink:type="simple">Naughty Boy</text:a> featuring <text:a xlink:href="https://fr.wikipedia.org/wiki/Beyoncé" xlink:type="simple">Beyoncé</text:a> &amp; <text:a xlink:href="https://fr.wikipedia.org/w/index.php?title=Arrow_Benjamin&amp;action=edit&amp;redlink=1" xlink:type="simple">Arrow Benjamin</text:a> </text:p>
          </table:table-cell>
          <table:table-cell table:number-columns-repeated="22"/>
          <table:table-cell table:style-name="ce3" office:value-type="string" calcext:value-type="string">
            <text:p>29 800<text:a xlink:href="https://fr.wikipedia.org/wiki/Liste_des_titres_musicaux_numéro_un_en_France_en_2017#cite_note-:17-58" xlink:type="simple">58</text:a> </text:p>
          </table:table-cell>
          <table:table-cell table:style-name="ce3" office:value-type="string" calcext:value-type="string">
            <text:p><text:a xlink:href="https://fr.wikipedia.org/w/index.php?title=Runnin%27_(Lose_it_all)&amp;action=edit&amp;redlink=1" xlink:type="simple">Runnin' (Lose It All)</text:a> </text:p>
          </table:table-cell>
          <table:table-cell table:style-name="ce3" office:value-type="string" calcext:value-type="string">
            <text:p>1 800<text:a xlink:href="https://fr.wikipedia.org/wiki/Liste_des_titres_musicaux_numéro_un_en_France_en_2017#cite_note-:17-58" xlink:type="simple">58</text:a> </text:p>
          </table:table-cell>
          <table:table-cell table:number-columns-repeated="9"/>
          <table:covered-table-cell/>
          <table:table-cell table:number-columns-repeated="25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13 octobre </text:p>
          </table:table-cell>
          <table:table-cell table:style-name="ce3" office:value-type="string" calcext:value-type="string" table:number-columns-spanned="98" table:number-rows-spanned="8">
            <text:p><text:a xlink:href="https://fr.wikipedia.org/wiki/Kalash_(chanteur)" xlink:type="simple">Kalash</text:a> featuring <text:a xlink:href="https://fr.wikipedia.org/wiki/Damso" xlink:type="simple">Damso</text:a> </text:p>
          </table:table-cell>
          <table:covered-table-cell table:number-columns-repeated="97"/>
          <table:table-cell table:style-name="ce3" office:value-type="string" calcext:value-type="string" table:number-columns-spanned="1" table:number-rows-spanned="8">
            <text:p><text:a xlink:href="https://fr.wikipedia.org/wiki/Mwaka_Moon_(chanson)" xlink:type="simple">Mwaka Moon</text:a> </text:p>
          </table:table-cell>
          <table:table-cell table:style-name="ce3" office:value-type="string" calcext:value-type="string">
            <text:p>30 500<text:a xlink:href="https://fr.wikipedia.org/wiki/Liste_des_titres_musicaux_numéro_un_en_France_en_2017#cite_note-:18-59" xlink:type="simple">59</text:a> </text:p>
          </table:table-cell>
          <table:table-cell table:style-name="ce3" office:value-type="string" calcext:value-type="string">
            <text:p><text:a xlink:href="https://fr.wikipedia.org/wiki/Kalash_(chanteur)" xlink:type="simple">Kalash</text:a> featuring <text:a xlink:href="https://fr.wikipedia.org/wiki/Damso" xlink:type="simple">Damso</text:a> </text:p>
          </table:table-cell>
          <table:table-cell table:style-name="ce3" office:value-type="string" calcext:value-type="string">
            <text:p><text:a xlink:href="https://fr.wikipedia.org/wiki/Mwaka_Moon_(chanson)" xlink:type="simple">Mwaka Moon</text:a> </text:p>
          </table:table-cell>
          <table:table-cell table:style-name="ce3" office:value-type="string" calcext:value-type="string">
            <text:p>2 400<text:a xlink:href="https://fr.wikipedia.org/wiki/Liste_des_titres_musicaux_numéro_un_en_France_en_2017#cite_note-:18-59" xlink:type="simple">59</text:a> </text:p>
          </table:table-cell>
          <table:table-cell table:number-columns-repeated="3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20 octobre </text:p>
          </table:table-cell>
          <table:covered-table-cell table:number-columns-repeated="99"/>
          <table:table-cell table:style-name="ce3" office:value-type="string" calcext:value-type="string" table:number-columns-spanned="1" table:number-rows-spanned="3">
            <text:p><text:a xlink:href="https://fr.wikipedia.org/wiki/Ofenbach" xlink:type="simple">Ofenbach</text:a> vs <text:a xlink:href="https://fr.wikipedia.org/wiki/Nick_Waterhouse" xlink:type="simple">Nick Waterhouse</text:a> </text:p>
          </table:table-cell>
          <table:table-cell table:number-columns-repeated="2"/>
          <table:table-cell table:style-name="ce3" office:value-type="string" calcext:value-type="string">
            <text:p>44 100<text:a xlink:href="https://fr.wikipedia.org/wiki/Liste_des_titres_musicaux_numéro_un_en_France_en_2017#cite_note-:19-60" xlink:type="simple">60</text:a> </text:p>
          </table:table-cell>
          <table:table-cell table:style-name="ce3" office:value-type="string" calcext:value-type="string" table:number-columns-spanned="1" table:number-rows-spanned="3">
            <text:p><text:a xlink:href="https://fr.wikipedia.org/wiki/Katchi" xlink:type="simple">Katchi</text:a> </text:p>
          </table:table-cell>
          <table:table-cell table:style-name="ce3" office:value-type="string" calcext:value-type="string">
            <text:p>2 400<text:a xlink:href="https://fr.wikipedia.org/wiki/Liste_des_titres_musicaux_numéro_un_en_France_en_2017#cite_note-:19-60" xlink:type="simple">60</text:a> </text:p>
          </table:table-cell>
          <table:table-cell table:number-columns-repeated="2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27 octobre </text:p>
          </table:table-cell>
          <table:covered-table-cell table:number-columns-repeated="100"/>
          <table:table-cell table:number-columns-repeated="3"/>
          <table:covered-table-cell/>
          <table:table-cell/>
          <table:table-cell table:style-name="ce3" office:value-type="string" calcext:value-type="string">
            <text:p>43 700<text:a xlink:href="https://fr.wikipedia.org/wiki/Liste_des_titres_musicaux_numéro_un_en_France_en_2017#cite_note-:20-61" xlink:type="simple">61</text:a> </text:p>
          </table:table-cell>
          <table:table-cell table:style-name="ce3" office:value-type="string" calcext:value-type="string">
            <text:p>2 700<text:a xlink:href="https://fr.wikipedia.org/wiki/Liste_des_titres_musicaux_numéro_un_en_France_en_2017#cite_note-:20-61" xlink:type="simple">61</text:a> </text:p>
          </table:table-cell>
          <table:table-cell table:number-columns-repeated="2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3 novembre </text:p>
          </table:table-cell>
          <table:covered-table-cell table:number-columns-repeated="100"/>
          <table:table-cell table:number-columns-repeated="3"/>
          <table:covered-table-cell/>
          <table:table-cell table:number-columns-repeated="3"/>
          <table:table-cell table:style-name="ce3" office:value-type="string" calcext:value-type="string">
            <text:p>39 800<text:a xlink:href="https://fr.wikipedia.org/wiki/Liste_des_titres_musicaux_numéro_un_en_France_en_2017#cite_note-:21-62" xlink:type="simple">62</text:a> </text:p>
          </table:table-cell>
          <table:table-cell table:style-name="ce3" office:value-type="string" calcext:value-type="string">
            <text:p>2 800<text:a xlink:href="https://fr.wikipedia.org/wiki/Liste_des_titres_musicaux_numéro_un_en_France_en_2017#cite_note-:21-62" xlink:type="simple">62</text:a> </text:p>
          </table:table-cell>
          <table:table-cell table:number-columns-repeated="2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10 novembre </text:p>
          </table:table-cell>
          <table:covered-table-cell table:number-columns-repeated="99"/>
          <table:table-cell table:style-name="ce3" office:value-type="string" calcext:value-type="string">
            <text:p>Ed Sheeran </text:p>
          </table:table-cell>
          <table:table-cell table:number-columns-repeated="9"/>
          <table:table-cell table:style-name="ce3" office:value-type="string" calcext:value-type="string">
            <text:p>36 000<text:a xlink:href="https://fr.wikipedia.org/wiki/Liste_des_titres_musicaux_numéro_un_en_France_en_2017#cite_note-:22-63" xlink:type="simple">63</text:a> </text:p>
          </table:table-cell>
          <table:table-cell table:style-name="ce3" office:value-type="string" calcext:value-type="string">
            <text:p><text:a xlink:href="https://fr.wikipedia.org/wiki/Perfect_(chanson_d%27Ed_Sheeran)" xlink:type="simple">Perfect</text:a> </text:p>
          </table:table-cell>
          <table:table-cell table:style-name="ce3" office:value-type="string" calcext:value-type="string">
            <text:p>2 800<text:a xlink:href="https://fr.wikipedia.org/wiki/Liste_des_titres_musicaux_numéro_un_en_France_en_2017#cite_note-:22-63" xlink:type="simple">63</text:a> </text:p>
          </table:table-cell>
          <table:table-cell table:number-columns-repeated="21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17 novembre </text:p>
          </table:table-cell>
          <table:covered-table-cell table:number-columns-repeated="99"/>
          <table:table-cell table:style-name="ce3" office:value-type="string" calcext:value-type="string">
            <text:p>Ofenbach vs Nick Waterhouse </text:p>
          </table:table-cell>
          <table:table-cell table:number-columns-repeated="12"/>
          <table:table-cell table:style-name="ce3" office:value-type="string" calcext:value-type="string">
            <text:p>33 800<text:a xlink:href="https://fr.wikipedia.org/wiki/Liste_des_titres_musicaux_numéro_un_en_France_en_2017#cite_note-:23-64" xlink:type="simple">64</text:a> </text:p>
          </table:table-cell>
          <table:table-cell table:style-name="ce4" office:value-type="string" calcext:value-type="string">
            <text:p>Katchi </text:p>
          </table:table-cell>
          <table:table-cell table:style-name="ce3" office:value-type="string" calcext:value-type="string">
            <text:p>2 800<text:a xlink:href="https://fr.wikipedia.org/wiki/Liste_des_titres_musicaux_numéro_un_en_France_en_2017#cite_note-:23-64" xlink:type="simple">64</text:a> </text:p>
          </table:table-cell>
          <table:table-cell table:number-columns-repeated="1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24 novembre </text:p>
          </table:table-cell>
          <table:covered-table-cell table:number-columns-repeated="99"/>
          <table:table-cell table:style-name="ce3" office:value-type="string" calcext:value-type="string" table:number-columns-spanned="1" table:number-rows-spanned="2">
            <text:p>Ed Sheeran </text:p>
          </table:table-cell>
          <table:table-cell table:number-columns-repeated="15"/>
          <table:table-cell table:style-name="ce3" office:value-type="string" calcext:value-type="string">
            <text:p>30 400<text:a xlink:href="https://fr.wikipedia.org/wiki/Liste_des_titres_musicaux_numéro_un_en_France_en_2017#cite_note-:24-65" xlink:type="simple">65</text:a> </text:p>
          </table:table-cell>
          <table:table-cell table:style-name="ce4" office:value-type="string" calcext:value-type="string" table:number-columns-spanned="1" table:number-rows-spanned="2">
            <text:p>Perfect </text:p>
          </table:table-cell>
          <table:table-cell table:style-name="ce3" office:value-type="string" calcext:value-type="string">
            <text:p>3 100<text:a xlink:href="https://fr.wikipedia.org/wiki/Liste_des_titres_musicaux_numéro_un_en_France_en_2017#cite_note-:24-65" xlink:type="simple">65</text:a> </text:p>
          </table:table-cell>
          <table:table-cell table:number-columns-repeated="1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1er décembre </text:p>
          </table:table-cell>
          <table:covered-table-cell table:number-columns-repeated="100"/>
          <table:table-cell table:number-columns-repeated="16"/>
          <table:covered-table-cell/>
          <table:table-cell/>
          <table:table-cell table:style-name="ce3" office:value-type="string" calcext:value-type="string">
            <text:p>27 600<text:a xlink:href="https://fr.wikipedia.org/wiki/Liste_des_titres_musicaux_numéro_un_en_France_en_2017#cite_note-:25-66" xlink:type="simple">66</text:a> </text:p>
          </table:table-cell>
          <table:table-cell table:style-name="ce3" office:value-type="string" calcext:value-type="string">
            <text:p>2 400<text:a xlink:href="https://fr.wikipedia.org/wiki/Liste_des_titres_musicaux_numéro_un_en_France_en_2017#cite_note-:25-66" xlink:type="simple">66</text:a> </text:p>
          </table:table-cell>
          <table:table-cell table:number-columns-repeated="13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8 décembre </text:p>
          </table:table-cell>
          <table:table-cell table:style-name="ce3" office:value-type="string" calcext:value-type="string" table:number-columns-spanned="120" table:number-rows-spanned="1">
            <text:p><text:a xlink:href="https://fr.wikipedia.org/wiki/Booba" xlink:type="simple">Booba</text:a> </text:p>
          </table:table-cell>
          <table:covered-table-cell table:number-columns-repeated="119"/>
          <table:table-cell table:style-name="ce3" office:value-type="string" calcext:value-type="string">
            <text:p><text:a xlink:href="https://fr.wikipedia.org/w/index.php?title=Petite_fille_(chanson_de_Booba)&amp;action=edit&amp;redlink=1" xlink:type="simple">Petite fille</text:a> </text:p>
          </table:table-cell>
          <table:table-cell table:style-name="ce3" office:value-type="string" calcext:value-type="string">
            <text:p>?<text:a xlink:href="https://fr.wikipedia.org/wiki/Liste_des_titres_musicaux_numéro_un_en_France_en_2017#cite_note-67" xlink:type="simple">67</text:a> </text:p>
          </table:table-cell>
          <table:table-cell table:style-name="ce3" office:value-type="string" calcext:value-type="string" table:number-columns-spanned="1" table:number-rows-spanned="2">
            <text:p><text:a xlink:href="https://fr.wikipedia.org/wiki/Johnny_Hallyday" xlink:type="simple">Johnny Hallyday</text:a> </text:p>
          </table:table-cell>
          <table:table-cell table:style-name="ce3" office:value-type="string" calcext:value-type="string" table:number-columns-spanned="1" table:number-rows-spanned="2">
            <text:p><text:a xlink:href="https://fr.wikipedia.org/wiki/Je_te_promets" xlink:type="simple">Je te promets</text:a> </text:p>
          </table:table-cell>
          <table:table-cell table:style-name="ce3" office:value-type="string" calcext:value-type="string">
            <text:p>?<text:a xlink:href="https://fr.wikipedia.org/wiki/Liste_des_titres_musicaux_numéro_un_en_France_en_2017#cite_note-68" xlink:type="simple">68</text:a> </text:p>
          </table:table-cell>
          <table:table-cell table:number-columns-repeated="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15 décembre </text:p>
          </table:table-cell>
          <table:table-cell table:style-name="ce3" office:value-type="string" calcext:value-type="string" table:number-columns-spanned="124" table:number-rows-spanned="1">
            <text:p><text:a xlink:href="https://fr.wikipedia.org/wiki/Johnny_Hallyday" xlink:type="simple">Johnny Hallyday</text:a> </text:p>
          </table:table-cell>
          <table:covered-table-cell table:number-columns-repeated="123"/>
          <table:covered-table-cell table:number-columns-repeated="2"/>
          <table:table-cell table:style-name="ce3" office:value-type="string" calcext:value-type="string">
            <text:p><text:a xlink:href="https://fr.wikipedia.org/wiki/Je_te_promets" xlink:type="simple">Je te promets</text:a> </text:p>
          </table:table-cell>
          <table:table-cell table:style-name="ce3" office:value-type="string" calcext:value-type="string">
            <text:p>22 800<text:a xlink:href="https://fr.wikipedia.org/wiki/Liste_des_titres_musicaux_numéro_un_en_France_en_2017#cite_note-:26-69" xlink:type="simple">69</text:a> </text:p>
          </table:table-cell>
          <table:table-cell table:style-name="ce3" office:value-type="string" calcext:value-type="string">
            <text:p>7 200<text:a xlink:href="https://fr.wikipedia.org/wiki/Liste_des_titres_musicaux_numéro_un_en_France_en_2017#cite_note-:26-69" xlink:type="simple">69</text:a> 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22 décembre </text:p>
          </table:table-cell>
          <table:table-cell table:style-name="ce3" office:value-type="string" calcext:value-type="string" table:number-columns-spanned="127" table:number-rows-spanned="2">
            <text:p>Ed Sheeran </text:p>
          </table:table-cell>
          <table:covered-table-cell table:number-columns-repeated="126"/>
          <table:table-cell table:style-name="ce3" office:value-type="string" calcext:value-type="string" table:number-columns-spanned="1" table:number-rows-spanned="2">
            <text:p><text:a xlink:href="https://fr.wikipedia.org/wiki/Perfect_(chanson_d%27Ed_Sheeran)" xlink:type="simple">Perfect</text:a> </text:p>
          </table:table-cell>
          <table:table-cell table:style-name="ce3" office:value-type="string" calcext:value-type="string">
            <text:p>?<text:a xlink:href="https://fr.wikipedia.org/wiki/Liste_des_titres_musicaux_numéro_un_en_France_en_2017#cite_note-70" xlink:type="simple">70</text:a> </text:p>
          </table:table-cell>
          <table:table-cell table:style-name="ce3" office:value-type="string" calcext:value-type="string" table:number-columns-spanned="1" table:number-rows-spanned="2">
            <text:p>Ed Sheeran </text:p>
          </table:table-cell>
          <table:table-cell table:style-name="ce4" office:value-type="string" calcext:value-type="string" table:number-columns-spanned="1" table:number-rows-spanned="2">
            <text:p>Perfect </text:p>
          </table:table-cell>
          <table:table-cell table:style-name="ce3" office:value-type="string" calcext:value-type="string">
            <text:p>?<text:a xlink:href="https://fr.wikipedia.org/wiki/Liste_des_titres_musicaux_numéro_un_en_France_en_2017#cite_note-71" xlink:type="simple">71</text:a> 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29 décembre </text:p>
          </table:table-cell>
          <table:covered-table-cell table:number-columns-repeated="128"/>
          <table:table-cell/>
          <table:covered-table-cell table:number-columns-repeated="2"/>
          <table:table-cell table:style-name="ce3" office:value-type="string" calcext:value-type="string">
            <text:p>22 200<text:a xlink:href="https://fr.wikipedia.org/wiki/Liste_des_titres_musicaux_numéro_un_en_France_en_2017#cite_note-72" xlink:type="simple">72</text:a> </text:p>
          </table:table-cell>
          <table:table-cell table:style-name="ce3" office:value-type="string" calcext:value-type="string">
            <text:p>?<text:a xlink:href="https://fr.wikipedia.org/wiki/Liste_des_titres_musicaux_numéro_un_en_France_en_2017#cite_note-73" xlink:type="simple">73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1:03:06.008676275</meta:creation-date>
    <dc:date>2018-11-30T11:03:49.956030050</dc:date>
    <meta:editing-duration>PT44S</meta:editing-duration>
    <meta:editing-cycles>1</meta:editing-cycles>
    <meta:document-statistic meta:table-count="1" meta:cell-count="264" meta:object-count="0"/>
    <meta:generator>LibreOffice/6.0.3.2$Linux_X86_64 LibreOffice_project/00m0$Build-2</meta:generator>
  </office:meta>
</office:document-meta>
</file>